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1:INFERENCE.A1 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4:INFERENCE.A24 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00-00-00</text:date>, <text:time style:data-style-name="N2" text:time-value="10:49:15.202237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2-07T20:51:35.923450650</dc:date>
    <meta:editing-duration>P1DT14H29M29S</meta:editing-duration>
    <meta:editing-cycles>157</meta:editing-cycles>
    <meta:generator>LibreOffice/6.4.6.2$Linux_X86_64 LibreOffice_project/40$Build-2</meta:generator>
    <meta:document-statistic meta:table-count="4" meta:cell-count="1144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